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text-properties officeooo:rsid="00092d2f"/>
    </style:style>
    <style:style style:name="P2" style:family="paragraph" style:parent-style-name="Standard">
      <style:paragraph-properties fo:text-align="justify" style:justify-single-word="false"/>
      <style:text-properties officeooo:rsid="00092d2f" officeooo:paragraph-rsid="00304970"/>
    </style:style>
    <style:style style:name="P3" style:family="paragraph" style:parent-style-name="Standard">
      <style:paragraph-properties fo:text-align="justify" style:justify-single-word="false"/>
      <style:text-properties officeooo:rsid="00092d2f" officeooo:paragraph-rsid="0025e25b"/>
    </style:style>
    <style:style style:name="P4" style:family="paragraph" style:parent-style-name="Standard">
      <style:paragraph-properties fo:text-align="justify" style:justify-single-word="false"/>
      <style:text-properties fo:font-weight="normal" officeooo:rsid="001548e0" officeooo:paragraph-rsid="001e97f6"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2e983"/>
    </style:style>
    <style:style style:name="P7" style:family="paragraph" style:parent-style-name="Standard">
      <style:paragraph-properties fo:text-align="justify" style:justify-single-word="false"/>
      <style:text-properties fo:color="#2a6099" loext:opacity="100%" fo:font-weight="bold" officeooo:rsid="001ea3df" officeooo:paragraph-rsid="001ea3df" style:font-weight-asian="bold" style:font-weight-complex="bold"/>
    </style:style>
    <style:style style:name="P8" style:family="paragraph" style:parent-style-name="Standard">
      <style:paragraph-properties fo:text-align="justify" style:justify-single-word="false"/>
      <style:text-properties fo:color="#2a6099" loext:opacity="100%" fo:font-weight="bold" officeooo:rsid="001548e0" officeooo:paragraph-rsid="001e97f6" style:font-weight-asian="bold" style:font-weight-complex="bold"/>
    </style:style>
    <style:style style:name="P9" style:family="paragraph" style:parent-style-name="Standard">
      <style:paragraph-properties fo:text-align="justify" style:justify-single-word="false"/>
      <style:text-properties fo:color="#2a6099" loext:opacity="100%" fo:font-weight="bold" officeooo:rsid="001548e0" officeooo:paragraph-rsid="00347eb4" fo:background-color="transparent" style:font-weight-asian="bold" style:font-weight-complex="bold"/>
    </style:style>
    <style:style style:name="P10" style:family="paragraph" style:parent-style-name="Standard">
      <style:paragraph-properties fo:text-align="justify" style:justify-single-word="false"/>
      <style:text-properties style:text-underline-style="none" officeooo:rsid="0021d8c3"/>
    </style:style>
    <style:style style:name="P11" style:family="paragraph" style:parent-style-name="Standard">
      <style:paragraph-properties fo:text-align="justify" style:justify-single-word="false"/>
      <style:text-properties style:text-underline-style="none" officeooo:rsid="0021d8c3" officeooo:paragraph-rsid="0025e25b"/>
    </style:style>
    <style:style style:name="P12" style:family="paragraph" style:parent-style-name="Standard">
      <style:paragraph-properties fo:text-align="justify" style:justify-single-word="false"/>
      <style:text-properties fo:color="#ff0000" loext:opacity="100%" fo:font-weight="normal" officeooo:rsid="001548e0" officeooo:paragraph-rsid="001e97f6" style:font-weight-asian="normal" style:font-weight-complex="normal"/>
    </style:style>
    <style:style style:name="P13" style:family="paragraph" style:parent-style-name="Standard">
      <style:paragraph-properties fo:text-align="justify" style:justify-single-word="false"/>
      <style:text-properties fo:color="#ff0000" loext:opacity="100%" fo:font-weight="normal" officeooo:rsid="002cab71" officeooo:paragraph-rsid="001e97f6" fo:background-color="#ffff00" style:font-weight-asian="normal" style:font-weight-complex="normal"/>
    </style:style>
    <style:style style:name="P14" style:family="paragraph" style:parent-style-name="Standard">
      <style:paragraph-properties fo:text-align="justify" style:justify-single-word="false"/>
      <style:text-properties fo:color="#ff0000" loext:opacity="100%" fo:font-weight="normal" officeooo:rsid="0036395c" officeooo:paragraph-rsid="0036395c" fo:background-color="#ffff00" style:font-weight-asian="normal" style:font-weight-complex="normal"/>
    </style:style>
    <style:style style:name="P15" style:family="paragraph" style:parent-style-name="Standard">
      <style:paragraph-properties fo:text-align="justify" style:justify-single-word="false"/>
      <style:text-properties fo:color="#ff0000" loext:opacity="100%" fo:font-weight="normal" officeooo:rsid="002cab71" officeooo:paragraph-rsid="001e97f6" fo:background-color="transparent" style:font-weight-asian="normal" style:font-weight-complex="normal"/>
    </style:style>
    <style:style style:name="P16" style:family="paragraph" style:parent-style-name="Standard">
      <style:paragraph-properties fo:text-align="justify" style:justify-single-word="false"/>
      <style:text-properties fo:color="#ff0000" loext:opacity="100%" fo:font-weight="normal" officeooo:rsid="0036395c" officeooo:paragraph-rsid="0036395c" fo:background-color="transparent" style:font-weight-asian="normal" style:font-weight-complex="normal"/>
    </style:style>
    <style:style style:name="P17" style:family="paragraph" style:parent-style-name="Standard">
      <style:paragraph-properties fo:text-align="justify" style:justify-single-word="false"/>
      <style:text-properties fo:color="#ff0000" loext:opacity="100%" fo:font-weight="bold" officeooo:rsid="0036395c" officeooo:paragraph-rsid="0036395c" fo:background-color="#ffff00" style:font-weight-asian="bold" style:font-weight-complex="bold"/>
    </style:style>
    <style:style style:name="P18" style:family="paragraph" style:parent-style-name="Standard">
      <style:paragraph-properties fo:text-align="justify" style:justify-single-word="false" style:writing-mode="lr-tb"/>
      <style:text-properties fo:color="#ff0000" loext:opacity="100%" style:text-underline-style="none" fo:font-weight="bold" officeooo:rsid="00293c45" officeooo:paragraph-rsid="0036395c" fo:background-color="#ffff00" style:font-weight-asian="bold" style:font-weight-complex="bold"/>
    </style:style>
    <style:style style:name="P19" style:family="paragraph" style:parent-style-name="Standard">
      <style:paragraph-properties fo:text-align="justify" style:justify-single-word="false"/>
      <style:text-properties fo:font-weight="bold" officeooo:rsid="002cab71" officeooo:paragraph-rsid="00304970" style:font-weight-asian="bold" style:font-weight-complex="bold"/>
    </style:style>
    <style:style style:name="P20" style:family="paragraph" style:parent-style-name="Standard">
      <style:paragraph-properties fo:text-align="justify" style:justify-single-word="false"/>
      <style:text-properties fo:color="#3465a4" loext:opacity="100%" fo:font-weight="bold" officeooo:rsid="0036395c" officeooo:paragraph-rsid="0036395c" fo:background-color="transparent" style:font-weight-asian="bold" style:font-weight-complex="bold"/>
    </style:style>
    <style:style style:name="P21" style:family="paragraph" style:parent-style-name="Standard">
      <style:paragraph-properties fo:text-align="justify" style:justify-single-word="false"/>
      <style:text-properties fo:color="#800080" loext:opacity="100%" fo:font-weight="bold" officeooo:rsid="0036395c" officeooo:paragraph-rsid="0036395c" fo:background-color="#ffff00" style:font-weight-asian="bold" style:font-weight-complex="bold"/>
    </style:style>
    <style:style style:name="P22" style:family="paragraph" style:parent-style-name="Standard" style:list-style-name="WWNum1">
      <style:paragraph-properties fo:text-align="justify" style:justify-single-word="false" style:writing-mode="lr-tb"/>
      <style:text-properties fo:color="#000000" loext:opacity="100%" officeooo:paragraph-rsid="0015e23d"/>
    </style:style>
    <style:style style:name="P23" style:family="paragraph" style:parent-style-name="Standard" style:list-style-name="WWNum1">
      <style:paragraph-properties fo:text-align="justify" style:justify-single-word="false" style:writing-mode="lr-tb"/>
      <style:text-properties fo:color="#000000" loext:opacity="100%" officeooo:rsid="00241b3b" officeooo:paragraph-rsid="00241b3b"/>
    </style:style>
    <style:style style:name="P24" style:family="paragraph" style:parent-style-name="Standard" style:list-style-name="WWNum1">
      <style:paragraph-properties fo:text-align="justify" style:justify-single-word="false" style:writing-mode="lr-tb"/>
      <style:text-properties officeooo:paragraph-rsid="0015e23d"/>
    </style:style>
    <style:style style:name="P25" style:family="paragraph" style:parent-style-name="Standard" style:list-style-name="WWNum1">
      <style:paragraph-properties fo:text-align="justify" style:justify-single-word="false" style:writing-mode="lr-tb"/>
      <style:text-properties officeooo:paragraph-rsid="002f5e1b"/>
    </style:style>
    <style:style style:name="P26" style:family="paragraph" style:parent-style-name="Standard" style:list-style-name="WWNum1">
      <style:paragraph-properties fo:text-align="start" style:justify-single-word="false" style:writing-mode="lr-tb"/>
      <style:text-properties officeooo:paragraph-rsid="0015e23d"/>
    </style:style>
    <style:style style:name="P27" style:family="paragraph" style:parent-style-name="Standard" style:list-style-name="WWNum1">
      <style:paragraph-properties fo:text-align="start" style:justify-single-word="false" style:writing-mode="lr-tb"/>
      <style:text-properties officeooo:paragraph-rsid="00347eb4"/>
    </style:style>
    <style:style style:name="P28" style:family="paragraph" style:parent-style-name="Standard" style:list-style-name="WWNum1">
      <style:paragraph-properties fo:text-align="start" style:justify-single-word="false" style:writing-mode="lr-tb"/>
      <style:text-properties officeooo:paragraph-rsid="0036395c"/>
    </style:style>
    <style:style style:name="P29" style:family="paragraph" style:parent-style-name="Standard" style:list-style-name="WWNum1">
      <style:paragraph-properties fo:text-align="start" style:justify-single-word="false" style:writing-mode="lr-tb"/>
      <style:text-properties fo:font-weight="bold" officeooo:paragraph-rsid="00347eb4" style:font-weight-asian="bold" style:font-weight-complex="bold"/>
    </style:style>
    <style:style style:name="P30" style:family="paragraph" style:parent-style-name="Standard" style:list-style-name="WWNum1">
      <style:paragraph-properties fo:text-align="start" style:justify-single-word="false" style:writing-mode="lr-tb"/>
      <style:text-properties fo:font-weight="bold" officeooo:paragraph-rsid="0036395c" style:font-weight-asian="bold" style:font-weight-complex="bold"/>
    </style:style>
    <style:style style:name="P31" style:family="paragraph" style:parent-style-name="Standard" style:list-style-name="WWNum1">
      <style:paragraph-properties fo:text-align="start" style:justify-single-word="false" style:writing-mode="lr-tb"/>
      <style:text-properties fo:font-weight="bold" officeooo:rsid="001327a1" officeooo:paragraph-rsid="002b47f8" style:font-weight-asian="bold" style:font-weight-complex="bold"/>
    </style:style>
    <style:style style:name="P32" style:family="paragraph" style:parent-style-name="Standard">
      <style:paragraph-properties fo:text-align="justify" style:justify-single-word="false"/>
      <style:text-properties fo:font-weight="bold" officeooo:rsid="002858bc" officeooo:paragraph-rsid="0027d2f1"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8fdfd" style:font-weight-asian="bold" style:font-weight-complex="bold"/>
    </style:style>
    <style:style style:name="T3" style:family="text">
      <style:text-properties fo:font-weight="bold" officeooo:rsid="002b47f8" style:font-weight-asian="bold" style:font-weight-complex="bold"/>
    </style:style>
    <style:style style:name="T4" style:family="text">
      <style:text-properties fo:font-weight="bold" officeooo:rsid="00304970" style:font-weight-asian="bold" style:font-weight-complex="bold"/>
    </style:style>
    <style:style style:name="T5" style:family="text">
      <style:text-properties fo:font-weight="bold" officeooo:rsid="00347eb4" style:font-weight-asian="bold" style:font-weight-complex="bold"/>
    </style:style>
    <style:style style:name="T6" style:family="text">
      <style:text-properties fo:font-weight="bold" officeooo:rsid="0036395c" style:font-weight-asian="bold" style:font-weight-complex="bold"/>
    </style:style>
    <style:style style:name="T7" style:family="text">
      <style:text-properties fo:font-weight="bold" officeooo:rsid="001327a1"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color="#c9211e" loext:opacity="100%" fo:font-weight="bold" style:font-weight-asian="bold" style:font-weight-complex="bold"/>
    </style:style>
    <style:style style:name="T11" style:family="text">
      <style:text-properties fo:background-color="#ffff00" loext:char-shading-value="0"/>
    </style:style>
    <style:style style:name="T12" style:family="text">
      <style:text-properties officeooo:rsid="0023630b" fo:background-color="#ffff00" loext:char-shading-value="0"/>
    </style:style>
    <style:style style:name="T13" style:family="text">
      <style:text-properties officeooo:rsid="002b47f8" fo:background-color="#ffff00" loext:char-shading-value="0"/>
    </style:style>
    <style:style style:name="T14" style:family="text">
      <style:text-properties officeooo:rsid="002cab71" fo:background-color="#ffff00" loext:char-shading-value="0"/>
    </style:style>
    <style:style style:name="T15" style:family="text">
      <style:text-properties officeooo:rsid="00347eb4" fo:background-color="#ffff00" loext:char-shading-value="0"/>
    </style:style>
    <style:style style:name="T16" style:family="text">
      <style:text-properties officeooo:rsid="00092d2f" fo:background-color="#ffff00" loext:char-shading-value="0"/>
    </style:style>
    <style:style style:name="T17" style:family="text">
      <style:text-properties officeooo:rsid="0025e25b" fo:background-color="#ffff00" loext:char-shading-value="0"/>
    </style:style>
    <style:style style:name="T18" style:family="text">
      <style:text-properties officeooo:rsid="00167b7d"/>
    </style:style>
    <style:style style:name="T19" style:family="text">
      <style:text-properties officeooo:rsid="00241b3b"/>
    </style:style>
    <style:style style:name="T20" style:family="text">
      <style:text-properties fo:font-weight="normal" style:font-weight-asian="normal" style:font-weight-complex="normal"/>
    </style:style>
    <style:style style:name="T21" style:family="text">
      <style:text-properties fo:font-weight="normal" officeooo:rsid="001327a1" style:font-weight-asian="normal" style:font-weight-complex="normal"/>
    </style:style>
    <style:style style:name="T22" style:family="text">
      <style:text-properties fo:font-weight="normal" officeooo:rsid="0022e983" style:font-weight-asian="normal" style:font-weight-complex="normal"/>
    </style:style>
    <style:style style:name="T23" style:family="text">
      <style:text-properties fo:font-weight="normal" officeooo:rsid="0025e25b" style:font-weight-asian="normal" style:font-weight-complex="normal"/>
    </style:style>
    <style:style style:name="T24" style:family="text">
      <style:text-properties fo:font-weight="normal" officeooo:rsid="0029531d" style:font-weight-asian="normal" style:font-weight-complex="normal"/>
    </style:style>
    <style:style style:name="T25" style:family="text">
      <style:text-properties fo:font-weight="normal" officeooo:rsid="002b47f8" style:font-weight-asian="normal" style:font-weight-complex="normal"/>
    </style:style>
    <style:style style:name="T26" style:family="text">
      <style:text-properties fo:font-weight="normal" officeooo:rsid="00304970" style:font-weight-asian="normal" style:font-weight-complex="normal"/>
    </style:style>
    <style:style style:name="T27" style:family="text">
      <style:text-properties fo:font-weight="normal" officeooo:rsid="00314d52" style:font-weight-asian="normal" style:font-weight-complex="normal"/>
    </style:style>
    <style:style style:name="T28" style:family="text">
      <style:text-properties officeooo:rsid="0025e25b"/>
    </style:style>
    <style:style style:name="T29" style:family="text">
      <style:text-properties officeooo:rsid="002b47f8"/>
    </style:style>
    <style:style style:name="T30" style:family="text">
      <style:text-properties officeooo:rsid="0015e23d"/>
    </style:style>
    <style:style style:name="T31" style:family="text">
      <style:text-properties officeooo:rsid="0028fdfd"/>
    </style:style>
    <style:style style:name="T32" style:family="text">
      <style:text-properties fo:color="#ff0000" loext:opacity="100%" fo:font-weight="normal" officeooo:rsid="001548e0" style:font-weight-asian="normal" style:font-weight-complex="normal"/>
    </style:style>
    <style:style style:name="T33" style:family="text">
      <style:text-properties fo:color="#ff0000" loext:opacity="100%" fo:font-weight="bold" style:font-weight-asian="bold" style:font-weight-complex="bold"/>
    </style:style>
    <style:style style:name="T34" style:family="text">
      <style:text-properties style:use-window-font-color="true" loext:opacity="0%" fo:font-weight="normal" officeooo:rsid="002cab71" fo:background-color="transparent" loext:char-shading-value="0" style:font-weight-asian="normal" style:font-weight-complex="normal"/>
    </style:style>
    <style:style style:name="T35" style:family="text">
      <style:text-properties style:use-window-font-color="true" loext:opacity="0%" fo:font-weight="normal" officeooo:rsid="0036395c" fo:background-color="transparent" loext:char-shading-value="0" style:font-weight-asian="normal" style:font-weight-complex="normal"/>
    </style:style>
    <style:style style:name="T36" style:family="text">
      <style:text-properties style:use-window-font-color="true" loext:opacity="0%" fo:font-weight="bold" officeooo:rsid="002cab71" fo:background-color="transparent" loext:char-shading-value="0" style:font-weight-asian="bold" style:font-weight-complex="bold"/>
    </style:style>
    <style:style style:name="T37" style:family="text">
      <style:text-properties style:use-window-font-color="true" loext:opacity="0%" fo:font-weight="bold" officeooo:rsid="0036395c" fo:background-color="transparent" loext:char-shading-value="0" style:font-weight-asian="bold" style:font-weight-complex="bold"/>
    </style:style>
    <style:style style:name="T38" style:family="text">
      <style:text-properties officeooo:rsid="00304970"/>
    </style:style>
    <style:style style:name="T39" style:family="text">
      <style:text-properties officeooo:rsid="00347eb4"/>
    </style:style>
    <style:style style:name="T40" style:family="text">
      <style:text-properties officeooo:rsid="003639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ZAKHSTAN</text:p>
      <text:p text:style-name="P5"/>
      <text:p text:style-name="P6"><text:span text:style-name="T21">Kushugulova </text:span><text:span text:style-name="T22">et al., </text:span><text:span text:style-name="T21">2018. PRJEB17632</text:span><text:span text:style-name="T7">:</text:span></text:p>
      <text:list xml:id="list1234118098" text:style-name="WWNum1">
        <text:list-header>
          <text:p text:style-name="P22"/>
        </text:list-header>
        <text:list-item>
          <text:p text:style-name="P23"><text:span text:style-name="T9">Reference</text:span>: Kushugulova, A., Forslund, S. K., Costea, P. I., Kozhakhmetov, S., Khassenbekova, Z., Urazova, M., ... &amp; Bork, P. (2018). Metagenomic analysis of gut microbial communities from a Central Asian population. BMJ open, 8(7), e021682. <text:a xlink:type="simple" xlink:href="http://dx.doi.org/10.1136/bmjopen-2018-021682" text:style-name="Internet_20_link" text:visited-style-name="Visited_20_Internet_20_Link">http://dx.doi.org/10.1136/bmjopen-2018-021682</text:a></text:p>
          <text:p text:style-name="P24"/>
        </text:list-item>
        <text:list-item>
          <text:p text:style-name="P26"><text:span text:style-name="T9">Description</text:span>: </text:p>
          <text:list>
            <text:list-item>
              <text:p text:style-name="P26"><text:span text:style-name="T1">Tipo Dataset</text:span>: Poblacional.</text:p>
            </text:list-item>
            <text:list-item>
              <text:p text:style-name="P25"><text:span text:style-name="T1">Estado Individuos</text:span>: <text:span text:style-name="T18">Healthy / </text:span><text:span text:style-name="T40">S</text:span><text:span text:style-name="T18">índrome </text:span><text:span text:style-name="T40">M</text:span><text:span text:style-name="T18">etabólico (MetS)</text:span></text:p>
            </text:list-item>
            <text:list-item>
              <text:p text:style-name="P26"><text:span text:style-name="T1">Antes Filtros</text:span>:</text:p>
              <text:list>
                <text:list-item>
                  <text:p text:style-name="P27"><text:span text:style-name="T1">N.º Muestras=Nº Individuos</text:span>: Si (<text:span text:style-name="T34">2241</text:span><text:span text:style-name="T32"> </text:span>muestras/ <text:span text:style-name="T39">283</text:span> individuos).</text:p>
                </text:list-item>
                <text:list-item>
                  <text:p text:style-name="P26"><text:span text:style-name="T10">N.º FASTQs=N.º SampleAccessions</text:span>: Si (<text:span text:style-name="T29">1122 </text:span>PAIRED – <text:span text:style-name="T29">1119 SINGLE</text:span>/ <text:span text:style-name="T29">283</text:span> SampleAccessions).</text:p>
                </text:list-item>
              </text:list>
            </text:list-item>
            <text:list-item>
              <text:p text:style-name="P29">Después Filtros <text:span text:style-name="T30">(</text:span><text:span text:style-name="T13">Filtrado por l</text:span><text:span text:style-name="T15">a</text:span><text:span text:style-name="T14">s </text:span><text:span text:style-name="T15">muestras de </text:span><text:span text:style-name="T16">Kazaj</text:span><text:span text:style-name="T17">i</text:span><text:span text:style-name="T16">stán, </text:span><text:span text:style-name="T15">las tomadas a tiempo 0 y las </text:span><text:span text:style-name="T14">SINGLE</text:span><text:span text:style-name="T12">)</text:span>:</text:p>
              <text:list>
                <text:list-item>
                  <text:p text:style-name="P27"><text:span text:style-name="T1">N.º Muestras=Nº Individuos</text:span>: Si (<text:span text:style-name="T34">341</text:span><text:span text:style-name="T29"> </text:span>muestras/ <text:span text:style-name="T39">86</text:span><text:span text:style-name="T31"> </text:span>individuos).</text:p>
                </text:list-item>
                <text:list-item>
                  <text:p text:style-name="P27"><text:span text:style-name="T10">N.º FASTQs=N.º SampleAccessions</text:span><text:span text:style-name="T1">: Si (</text:span><text:span text:style-name="T36">341</text:span><text:span text:style-name="T3"> </text:span><text:span text:style-name="T1">PAIRED/ </text:span><text:span text:style-name="T5">86</text:span><text:span text:style-name="T2"> </text:span><text:span text:style-name="T1">SampleAccessions).</text:span></text:p>
                </text:list-item>
              </text:list>
            </text:list-item>
            <text:list-item>
              <text:p text:style-name="P30">Después <text:span text:style-name="T40">Merge</text:span>:</text:p>
              <text:list>
                <text:list-item>
                  <text:p text:style-name="P28"><text:span text:style-name="T1">N.º Muestras=Nº Individuos</text:span>: Si (<text:span text:style-name="T35">101</text:span><text:span text:style-name="T29"> </text:span>muestras/ <text:span text:style-name="T40">2</text:span><text:span text:style-name="T39">6</text:span><text:span text:style-name="T31"> </text:span>individuos).</text:p>
                </text:list-item>
                <text:list-item>
                  <text:p text:style-name="P28"><text:span text:style-name="T10">N.º FASTQs=N.º SampleAccessions</text:span><text:span text:style-name="T1">: Si (</text:span><text:span text:style-name="T37">101</text:span><text:span text:style-name="T3"> </text:span><text:span text:style-name="T1">PAIRED/ </text:span><text:span text:style-name="T6">26</text:span><text:span text:style-name="T2"> </text:span><text:span text:style-name="T1">SampleAccessions).</text:span></text:p>
                </text:list-item>
              </text:list>
            </text:list-item>
            <text:list-item>
              <text:p text:style-name="P31">Particularidades Procesado: No. </text:p>
            </text:list-item>
          </text:list>
        </text:list-item>
      </text:list>
      <text:p text:style-name="P1"/>
      <text:p text:style-name="P11"><text:span text:style-name="T19">En </text:span><text:span text:style-name="T22">Costea</text:span><text:span text:style-name="T19"> se usaron </text:span>239 muestras de heces del HMP (Huttenhower et al , 2012) recolectadas de 139 individuos estadounidenses, así como 676 muestras orales de los mismos individuos; 156 muestras de tantos individuos austriacos (Yu et al, 2015); 368 muestras chinas (Qin et al, 2012); 387 muestras danesas de la cohorte MetaHIT; 156 muestras francesas y 40 alemanas (Zeller et al, 2014); <text:span text:style-name="T8">126 nuevas muestras alemanas recolectadas de 26 individuos; 172 nuevas muestras kazajas de 86 individuos</text:span>; 359 muestras españolas de MetaHIT; y 145 muestras suecas (Karlsson et al , 2013).</text:p>
      <text:p text:style-name="P10"/>
      <text:p text:style-name="P19">Al final en el metadata de R venían 86 kazajas y 31 alemanes, reduciéndose a 27 tras haber filtrado por los Alien.</text:p>
      <text:p text:style-name="P10"/>
      <text:p text:style-name="P2"><text:span text:style-name="T28">En </text:span><text:span text:style-name="T21">Kushugulova </text:span><text:span text:style-name="T23">se utilizaron 84</text:span> hombres y mujeres sanos y no sanos de 25 a 75 años de edad en Astana, en el centro administrativo de Kazaj<text:span text:style-name="T28">i</text:span>stán. <text:span text:style-name="T38">Para diferenciar los controles sanos de los casos <text:s/>se puede acudir a la publicación de </text:span><text:span text:style-name="T21">Kushugulova, </text:span><text:span text:style-name="T26">donde especifican que habían 26 controles. Sin embargo, cabe recalcar </text:span><text:span text:style-name="T27">que </text:span><text:span text:style-name="T26">parte de estos individuos sanos se sometieron a la ingesta de probióticos en la segunda tanda de recogida de muestras (en otoño), como se puede observar en la siguiente frase: “</text:span><text:span text:style-name="T38">all participants following autumn sample collection began a minor diet change: taking daily either synbiotic (ie, combining prebiotic and probiotic components) yoghurt or placebo as part of the study”. Por lo que al final nos quedamos con las muestras que se identifican con un 0 (713A002-11-</text:span><text:span text:style-name="T4">0</text:span><text:span text:style-name="T38">-0), desechando las que están tomadas a un tiempo de 90 días (</text:span>713A002-11-<text:span text:style-name="T33">90</text:span>-0<text:span text:style-name="T38">).</text:span></text:p>
      <text:p text:style-name="P3"/>
      <text:p text:style-name="P32"><text:span text:style-name="T25"/></text:p>
      <text:p text:style-name="P18">TIENE LANES, POR LO QUE HABRÍA QUE JUNTAR LOS FASTQS</text:p>
      <text:p text:style-name="P1"/>
      <text:p text:style-name="P1"/>
      <text:p text:style-name="P4"><text:span text:style-name="T11">Script CHECK</text:span>:</text:p>
      <text:p text:style-name="P12"/>
      <text:p text:style-name="P21">FILTER</text:p>
      <text:p text:style-name="P12"><text:soft-page-break/></text:p>
      <text:p text:style-name="P8">Run Stats Pre-filter:</text:p>
      <text:p text:style-name="P12"/>
      <text:p text:style-name="P15">1) Number of run_accessions: 2241</text:p>
      <text:p text:style-name="P15">2) Number of unique sample_accessions: 283</text:p>
      <text:p text:style-name="P15">3) Number of unique sample_aliases: 283</text:p>
      <text:p text:style-name="P15">4) Appearances per scientific_name(tax_id):</text:p>
      <text:p text:style-name="P15"><text:s text:c="5"/>unique_values <text:s/>counts</text:p>
      <text:p text:style-name="P15">Homo sapiens(9606) <text:s text:c="3"/>2241</text:p>
      <text:p text:style-name="P15">5) Appearances per instrument_model(instrument_platform):</text:p>
      <text:p text:style-name="P15"><text:s text:c="16"/>unique_values <text:s/>counts</text:p>
      <text:p text:style-name="P15">Illumina HiSeq 2000(ILLUMINA) <text:s text:c="3"/>2241</text:p>
      <text:p text:style-name="P15">6) Appearances per library_layout:</text:p>
      <text:p text:style-name="P15">unique_values <text:s/>counts</text:p>
      <text:p text:style-name="P15"><text:s text:c="7"/>PAIRED <text:s text:c="3"/>1122</text:p>
      <text:p text:style-name="P15"><text:s text:c="7"/>SINGLE <text:s text:c="3"/>1119</text:p>
      <text:p text:style-name="P15">7) Appearances per library_strategy+library_source:</text:p>
      <text:p text:style-name="P15"><text:s text:c="2"/>unique_values <text:s/>counts</text:p>
      <text:p text:style-name="P13">WGS+METAGENOMIC <text:s text:c="3"/>2241</text:p>
      <text:p text:style-name="P15"/>
      <text:p text:style-name="P9">Run Stats P<text:span text:style-name="T39">ost</text:span>-filter:</text:p>
      <text:p text:style-name="P15"/>
      <text:p text:style-name="P15">1) Number of run_accessions: 341</text:p>
      <text:p text:style-name="P15">2) Number of unique sample_accessions: 86</text:p>
      <text:p text:style-name="P15">3) Number of unique sample_aliases: 86</text:p>
      <text:p text:style-name="P15">4) Appearances per scientific_name(tax_id):</text:p>
      <text:p text:style-name="P15"><text:s text:c="5"/>unique_values <text:s/>counts</text:p>
      <text:p text:style-name="P15">Homo sapiens(9606) <text:s text:c="4"/>341</text:p>
      <text:p text:style-name="P15">5) Appearances per instrument_model(instrument_platform):</text:p>
      <text:p text:style-name="P15"><text:s text:c="16"/>unique_values <text:s/>counts</text:p>
      <text:p text:style-name="P15">Illumina HiSeq 2000(ILLUMINA) <text:s text:c="4"/>341</text:p>
      <text:p text:style-name="P15">6) Appearances per library_layout:</text:p>
      <text:p text:style-name="P15">unique_values <text:s/>counts</text:p>
      <text:p text:style-name="P15"><text:s text:c="7"/>PAIRED <text:s text:c="4"/>341</text:p>
      <text:p text:style-name="P15">7) Appearances per library_strategy+library_source:</text:p>
      <text:p text:style-name="P15"><text:s text:c="2"/>unique_values <text:s/>counts</text:p>
      <text:p text:style-name="P13">WGS+METAGENOMIC <text:s text:c="4"/>341</text:p>
      <text:p text:style-name="P13"/>
      <text:p text:style-name="P13"/>
      <text:p text:style-name="P21">MERGE</text:p>
      <text:p text:style-name="P17"/>
      <text:p text:style-name="P20">Run Stats</text:p>
      <text:p text:style-name="P17"/>
      <text:p text:style-name="P16">1) Number of run_accessions: 101</text:p>
      <text:p text:style-name="P16">2) Appearances per scientific_name(tax_id):</text:p>
      <text:p text:style-name="P16"><text:s text:c="5"/>unique_values <text:s/>counts</text:p>
      <text:p text:style-name="P16">Homo sapiens(9606) <text:s text:c="4"/>101</text:p>
      <text:p text:style-name="P16">3) Appearances per instrument_model(instrument_platform):</text:p>
      <text:p text:style-name="P16"><text:s text:c="16"/>unique_values <text:s/>counts</text:p>
      <text:p text:style-name="P16">Illumina HiSeq 2000(ILLUMINA) <text:s text:c="4"/>101</text:p>
      <text:p text:style-name="P16">4) Appearances per library_layout:</text:p>
      <text:p text:style-name="P16">unique_values <text:s/>counts</text:p>
      <text:p text:style-name="P16"><text:soft-page-break/><text:s text:c="7"/>PAIRED <text:s text:c="4"/>101</text:p>
      <text:p text:style-name="P16">5) Appearances per library_strategy+library_source:</text:p>
      <text:p text:style-name="P16"><text:s text:c="2"/>unique_values <text:s/>counts</text:p>
      <text:p text:style-name="P14">WGS+METAGENOMIC <text:s text:c="4"/>101</text:p>
      <text:p text:style-name="P14"/>
      <text:p text:style-name="P20">Sample Stats</text:p>
      <text:p text:style-name="P14"/>
      <text:p text:style-name="P16">1) Stats for "sample_accession":</text:p>
      <text:p text:style-name="P16">1.1) Number of unique samples for "sample_accession": 26</text:p>
      <text:p text:style-name="P16">1.2) Samples per scientific_name(tax_id) in "sample_accession":</text:p>
      <text:p text:style-name="P16"><text:s text:c="12"/>values <text:s/>counts</text:p>
      <text:p text:style-name="P16">Homo sapiens(9606) <text:s text:c="5"/>26</text:p>
      <text:p text:style-name="P16">1.3) Samples per instrument_model(instrument_platform) in "sample_accession":</text:p>
      <text:p text:style-name="P16"><text:s text:c="23"/>values <text:s/>counts</text:p>
      <text:p text:style-name="P16">Illumina HiSeq 2000(ILLUMINA) <text:s text:c="5"/>26</text:p>
      <text:p text:style-name="P16">1.4) Samples per library_layout in "sample_accession":</text:p>
      <text:p text:style-name="P16">values <text:s/>counts</text:p>
      <text:p text:style-name="P16">PAIRED <text:s text:c="5"/>26</text:p>
      <text:p text:style-name="P16">1.5) Samples per library_strategy+library_source in "sample_accession":</text:p>
      <text:p text:style-name="P16"><text:s text:c="9"/>values <text:s/>counts</text:p>
      <text:p text:style-name="P14">WGS+METAGENOMIC <text:s text:c="5"/>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03:48.262176045</meta:creation-date>
    <meta:generator>LibreOffice/7.3.7.2$Linux_X86_64 LibreOffice_project/30$Build-2</meta:generator>
    <dc:date>2023-05-15T11:13:18.206333765</dc:date>
    <meta:editing-duration>PT14H9M12S</meta:editing-duration>
    <meta:editing-cycles>25</meta:editing-cycles>
    <meta:document-statistic meta:table-count="0" meta:image-count="0" meta:object-count="0" meta:page-count="3" meta:paragraph-count="87" meta:word-count="623" meta:character-count="4731" meta:non-whitespace-character-count="3981"/>
  </office:meta>
</office:document-meta>
</file>